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CMBX126" svg:font-family="CMBX12" style:font-adornments="Normal"/>
    <style:font-face style:name="CMBX124" svg:font-family="CMBX12" style:font-adornments="太字"/>
    <style:font-face style:name="Mangal2" svg:font-family="Mangal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7" svg:font-family="CMBX12" style:font-pitch="variable"/>
    <style:font-face style:name="CMBX12" svg:font-family="CMBX12" style:font-adornments="Heavy" style:font-pitch="variable"/>
    <style:font-face style:name="CMBX125" svg:font-family="CMBX12" style:font-adornments="Normal" style:font-pitch="variable"/>
    <style:font-face style:name="CMBX123" svg:font-family="CMBX12" style:font-adornments="太字" style:font-pitch="variable"/>
    <style:font-face style:name="FreeSans1" svg:font-family="FreeSans" style:font-pitch="variable"/>
    <style:font-face style:name="Mangal1" svg:font-family="Mang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subtitle">
      <style:graphic-properties draw:fill-color="#ffffff" draw:textarea-vertical-align="bottom" draw:auto-grow-height="true" fo:min-height="5.5cm"/>
    </style:style>
    <style:style style:name="pr2" style:family="presentation" style:parent-style-name="Midnightblue1-title">
      <style:graphic-properties draw:auto-grow-height="true" fo:min-height="12.36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language="en" fo:country="GB"/>
    </style:style>
    <style:style style:name="P3" style:family="paragraph">
      <style:text-properties fo:color="#333333" style:text-outline="false" style:font-name="Cooper Std Black1" fo:font-size="32pt" style:font-name-asian="CMBX122" style:font-size-asian="32pt" style:font-name-complex="CMBX122" style:font-size-complex="32pt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 fo:language="en" fo:country="GB"/>
    </style:style>
    <style:style style:name="P8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font-name="Source Code Pro Black2" fo:font-size="32pt" fo:font-style="normal" fo:text-shadow="none" style:text-underline-style="none" fo:font-weight="900" style:letter-kerning="true" style:font-name-asian="CMBX122" style:font-size-asian="32pt" style:font-style-asian="normal" style:font-weight-asian="900" style:font-name-complex="CMBX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Code Pro Black2" fo:font-size="32pt" fo:language="en" fo:country="GB" fo:font-style="normal" fo:text-shadow="none" style:text-underline-style="none" fo:font-weight="900" style:letter-kerning="true" style:font-name-asian="CMBX122" style:font-size-asian="32pt" style:font-style-asian="normal" style:font-weight-asian="900" style:font-name-complex="CMBX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font-name="Source Code Pro Black2" fo:font-size="32pt" style:font-name-asian="CMBX122" style:font-size-asian="32pt" style:font-name-complex="CMBX122" style:font-size-complex="32pt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3" fo:font-size="28pt" fo:language="en" fo:country="GB" fo:text-shadow="none" style:text-underline-style="none" fo:font-weight="normal" style:letter-kerning="true" style:font-name-asian="CMBX122" style:font-size-asian="26pt" style:font-weight-asian="normal" style:font-name-complex="CMBX122" style:font-size-complex="28pt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4pt" style:font-size-complex="26pt"/>
    </style:style>
    <style:style style:name="T7" style:family="text">
      <style:text-properties fo:font-size="16pt" style:font-size-asian="15pt" style:font-size-complex="16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5.5cm" svg:x="1cm" svg:y="14.5cm" presentation:class="subtitle" presentation:user-transformed="true">
          <draw:text-box>
            <text:p text:style-name="P1"><text:span text:style-name="T1">Matthieu BETTINGER</text:span></text:p>
          </draw:text-box>
        </draw:frame>
        <draw:frame presentation:style-name="pr2" draw:text-style-name="P3" draw:layer="layout" svg:width="26cm" svg:height="12.363cm" svg:x="1cm" svg:y="0.801cm" presentation:class="title" presentation:user-transformed="true">
          <draw:text-box>
            <text:p><text:span text:style-name="T2">Trustworthy oracles</text:span><text:span text:style-name="T2"><text:line-break/></text:span><text:span text:style-name="T3">———</text:span><text:span text:style-name="T4"><text:line-break/></text:span><text:span text:style-name="T4">Practical 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1">Goal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5">Either:</text:span></text:p>
                <text:list>
                  <text:list-item>
                    <text:p><text:span text:style-name="T5">Apply trust- and/or event-based logic to your own project</text:span></text:p>
                  </text:list-item>
                  <text:list-item>
                    <text:p><text:span text:style-name="T5">Experiment with concepts on a standalone project</text:span></text:p>
                    <text:list>
                      <text:list-item>
                        <text:p><text:span text:style-name="T5">Trustworthy datafeed mechanisms</text:span></text:p>
                        <text:list>
                          <text:list-item>
                            <text:p><text:span text:style-name="T5">Request-response infrastructure</text:span></text:p>
                          </text:list-item>
                          <text:list-item>
                            <text:p><text:span text:style-name="T5">Staking</text:span></text:p>
                          </text:list-item>
                          <text:list-item>
                            <text:p><text:span text:style-name="T5">Consensus: </text:span><text:span text:style-name="T5"><text:tab/></text:span><text:span text:style-name="T5"><text:tab/></text:span><text:span text:style-name="T5">– Aggregation (avg, med,…)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5"><text:tab/></text:span><text:span text:style-name="T5"><text:tab/></text:span><text:span text:style-name="T5"> – </text:span><text:span text:style-name="T5">Voting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4"/>– </text:span><text:span text:style-name="T5">Random selection</text:span></text:p>
                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4"/>– </text:span><text:span text:style-name="T5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ourc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Web3J Event listeners</text:span></text:p>
                <text:list>
                  <text:list-item>
                    <text:p><text:span text:style-name="T7"><text:a xlink:href="https://kauri.io/communities/Java%20Ethereum/listening-for-ethereum-smart-contract-events-in-j/" xlink:type="simple">https://kauri.io/communities/Java%20Ethereum/listening-for-ethereum-smart-contract-events-in-j/</text:a></text:span></text:p>
                  </text:list-item>
                </text:list>
              </text:list-item>
              <text:list-item>
                <text:p><text:span text:style-name="T6">Web3JS Event Listeners</text:span></text:p>
                <text:list>
                  <text:list-item>
                    <text:p><text:span text:style-name="T7"><text:a xlink:href="https://www.pauric.blog/How-to-Query-and-Monitor-Ethereum-Contract-Events-with-Web3/" xlink:type="simple">https://www.pauric.blog/How-to-Query-and-Monitor-Ethereum-Contract-Events-with-Web3/</text:a></text:span></text:p>
                  </text:list-item>
                </text:list>
              </text:list-item>
              <text:list-item>
                <text:p><text:span text:style-name="T6">Solidity events</text:span></text:p>
                <text:list>
                  <text:list-item>
                    <text:p><text:span text:style-name="T8"><text:a xlink:href="https://www.tutorialspoint.com/solidity/solidity_events.htm" xlink:type="simple">https://www.tutorialspoint.com/solidity/solidity_events.ht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CMBX126" svg:font-family="CMBX12" style:font-adornments="Normal"/>
    <style:font-face style:name="CMBX124" svg:font-family="CMBX12" style:font-adornments="太字"/>
    <style:font-face style:name="Mangal2" svg:font-family="Mangal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7" svg:font-family="CMBX12" style:font-pitch="variable"/>
    <style:font-face style:name="CMBX12" svg:font-family="CMBX12" style:font-adornments="Heavy" style:font-pitch="variable"/>
    <style:font-face style:name="CMBX125" svg:font-family="CMBX12" style:font-adornments="Normal" style:font-pitch="variable"/>
    <style:font-face style:name="CMBX123" svg:font-family="CMBX12" style:font-adornments="太字" style:font-pitch="variable"/>
    <style:font-face style:name="FreeSans1" svg:font-family="FreeSans" style:font-pitch="variable"/>
    <style:font-face style:name="Mangal1" svg:font-family="Mang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6H15M19S</meta:editing-duration>
    <meta:editing-cycles>84</meta:editing-cycles>
    <meta:generator>LibreOffice/6.2.4.2$Windows_X86_64 LibreOffice_project/2412653d852ce75f65fbfa83fb7e7b669a126d64</meta:generator>
    <dc:title>Midnightblue</dc:title>
    <dc:date>2021-12-06T23:29:35.339000000</dc:date>
    <meta:document-statistic meta:object-count="73"/>
  </office:meta>
</office:document-meta>
</file>